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2pt" style:font-size-asian="12pt" style:font-size-complex="12pt" fo:language="es" fo:country="ES"/>
    </style:style>
    <style:style style:name="T2" style:parent-style-name="Fuentedepárrafopredeter." style:family="text">
      <style:text-properties fo:font-weight="bold" style:font-weight-asian="bold" fo:font-size="12pt" style:font-size-asian="12pt" style:font-size-complex="12pt" fo:language="es" fo:country="ES"/>
    </style:style>
    <style:style style:name="T3" style:parent-style-name="Fuentedepárrafopredeter." style:family="text">
      <style:text-properties fo:font-size="12pt" style:font-size-asian="12pt" style:font-size-complex="12pt" fo:language="es" fo:country="ES"/>
    </style:style>
    <style:style style:name="P4" style:parent-style-name="Normal" style:family="paragraph">
      <style:text-properties fo:font-size="12pt" style:font-size-asian="12pt" style:font-size-complex="12pt" fo:language="es" fo:country="ES"/>
    </style:style>
    <style:style style:name="T5" style:parent-style-name="Fuentedepárrafopredeter." style:family="text">
      <style:text-properties fo:font-weight="bold" style:font-weight-asian="bold" fo:font-size="12pt" style:font-size-asian="12pt" style:font-size-complex="12pt" fo:language="es" fo:country="ES"/>
    </style:style>
    <style:style style:name="T6" style:parent-style-name="Fuentedepárrafopredeter." style:family="text">
      <style:text-properties fo:font-size="12pt" style:font-size-asian="12pt" style:font-size-complex="12pt" fo:language="es" fo:country="ES"/>
    </style:style>
    <style:style style:name="P7" style:parent-style-name="Normal" style:family="paragraph">
      <style:text-properties fo:font-size="12pt" style:font-size-asian="12pt" style:font-size-complex="12pt" fo:language="es" fo:country="ES"/>
    </style:style>
    <style:style style:name="P8" style:parent-style-name="Normal" style:family="paragraph">
      <style:text-properties fo:font-weight="bold" style:font-weight-asian="bold" fo:font-size="12pt" style:font-size-asian="12pt" style:font-size-complex="12pt" fo:language="es" fo:country="ES"/>
    </style:style>
    <style:style style:name="P9" style:parent-style-name="Normal" style:family="paragraph">
      <style:text-properties fo:font-size="12pt" style:font-size-asian="12pt" style:font-size-complex="12pt" fo:language="es" fo:country="ES"/>
    </style:style>
    <style:style style:name="P10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1" style:parent-style-name="Normal" style:family="paragraph">
      <style:text-properties fo:font-size="12pt" style:font-size-asian="12pt" style:font-size-complex="12pt" fo:language="es" fo:country="ES"/>
    </style:style>
    <style:style style:name="P12" style:parent-style-name="Normal" style:family="paragraph">
      <style:text-properties fo:font-weight="bold" style:font-weight-asian="bold" fo:font-size="12pt" style:font-size-asian="12pt" style:font-size-complex="12pt" fo:language="es" fo:country="ES"/>
    </style:style>
    <style:style style:name="P13" style:parent-style-name="Normal" style:family="paragraph">
      <style:text-properties fo:font-size="12pt" style:font-size-asian="12pt" style:font-size-complex="12pt" fo:language="es" fo:country="ES"/>
    </style:style>
    <style:style style:name="P14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5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fo:font-size="12pt" style:font-size-asian="12pt" style:font-size-complex="12pt" fo:language="es" fo:country="ES"/>
    </style:style>
    <style:style style:name="P16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fo:font-size="12pt" style:font-size-asian="12pt" style:font-size-complex="12pt" fo:language="es" fo:country="ES"/>
    </style:style>
    <style:style style:name="P17" style:parent-style-name="Normal" style:family="paragraph">
      <style:paragraph-properties>
        <style:tab-stops>
          <style:tab-stop style:type="left" style:position="0.8027in"/>
        </style:tab-stops>
      </style:paragraph-properties>
    </style:style>
    <style:style style:name="T18" style:parent-style-name="Fuentedepárrafopredeter." style:family="text">
      <style:text-properties fo:font-size="12pt" style:font-size-asian="12pt" style:font-size-complex="12pt"/>
    </style:style>
    <style:style style:name="P19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fo:font-size="12pt" style:font-size-asian="12pt" style:font-size-complex="12pt" fo:language="es" fo:country="ES"/>
    </style:style>
    <style:style style:name="P20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fo:font-size="12pt" style:font-size-asian="12pt" style:font-size-complex="12pt" fo:language="es" fo:country="ES"/>
    </style:style>
    <style:style style:name="P21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fo:font-size="12pt" style:font-size-asian="12pt" style:font-size-complex="12pt" fo:language="es" fo:country="ES"/>
    </style:style>
    <style:style style:name="P22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fo:font-size="12pt" style:font-size-asian="12pt" style:font-size-complex="12pt" fo:language="es" fo:country="ES"/>
    </style:style>
    <style:style style:name="P23" style:parent-style-name="Párrafodelista" style:list-style-name="LFO1" style:family="paragraph">
      <style:paragraph-properties>
        <style:tab-stops>
          <style:tab-stop style:type="left" style:position="0.3027in"/>
        </style:tab-stops>
      </style:paragraph-properties>
      <style:text-properties fo:font-size="12pt" style:font-size-asian="12pt" style:font-size-complex="12pt" fo:language="es" fo:country="ES"/>
    </style:style>
    <style:style style:name="P24" style:parent-style-name="Párrafodelista" style:list-style-name="LFO1" style:family="paragraph">
      <style:paragraph-properties>
        <style:tab-stops>
          <style:tab-stop style:type="left" style:position="0.3027in"/>
        </style:tab-stops>
      </style:paragraph-properties>
      <style:text-properties fo:font-size="12pt" style:font-size-asian="12pt" style:font-size-complex="12pt" fo:language="es" fo:country="ES"/>
    </style:style>
    <style:style style:name="P25" style:parent-style-name="Párrafodelista" style:list-style-name="LFO1" style:family="paragraph">
      <style:paragraph-properties>
        <style:tab-stops>
          <style:tab-stop style:type="left" style:position="0.3027in"/>
        </style:tab-stops>
      </style:paragraph-properties>
      <style:text-properties fo:font-size="12pt" style:font-size-asian="12pt" style:font-size-complex="12pt" fo:language="es" fo:country="ES"/>
    </style:style>
    <style:style style:name="P26" style:parent-style-name="Párrafodelista" style:list-style-name="LFO1" style:family="paragraph">
      <style:paragraph-properties>
        <style:tab-stops>
          <style:tab-stop style:type="left" style:position="0.3027in"/>
        </style:tab-stops>
      </style:paragraph-properties>
      <style:text-properties fo:font-size="12pt" style:font-size-asian="12pt" style:font-size-complex="12pt" fo:language="es" fo:country="ES"/>
    </style:style>
    <style:style style:name="P27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fo:font-size="12pt" style:font-size-asian="12pt" style:font-size-complex="12pt" fo:language="es" fo:country="ES"/>
    </style:style>
    <style:style style:name="P28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fo:font-size="12pt" style:font-size-asian="12pt" style:font-size-complex="12pt" fo:language="es" fo:country="ES"/>
    </style:style>
    <style:style style:name="P29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fo:font-size="12pt" style:font-size-asian="12pt" style:font-size-complex="12pt" fo:language="es" fo:country="ES"/>
    </style:style>
    <style:style style:name="P30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fo:font-size="12pt" style:font-size-asian="12pt" style:font-size-complex="12pt" fo:language="es" fo:country="ES"/>
    </style:style>
    <style:style style:name="P31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fo:font-size="12pt" style:font-size-asian="12pt" style:font-size-complex="12pt" fo:language="es" fo:country="ES"/>
    </style:style>
    <style:style style:name="P32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fo:font-size="12pt" style:font-size-asian="12pt" style:font-size-complex="12pt" fo:language="es" fo:country="ES"/>
    </style:style>
    <style:style style:name="P33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34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style:font-weight-complex="bold" fo:font-size="12pt" style:font-size-asian="12pt" style:font-size-complex="12pt"/>
    </style:style>
    <style:style style:name="P35" style:parent-style-name="Normal" style:family="paragraph">
      <style:paragraph-properties>
        <style:tab-stops>
          <style:tab-stop style:type="left" style:position="0.8027in"/>
        </style:tab-stops>
      </style:paragraph-properties>
    </style:style>
    <style:style style:name="T36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ES"/>
    </style:style>
    <style:style style:name="P37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style:font-weight-complex="bold" fo:font-size="12pt" style:font-size-asian="12pt" style:font-size-complex="12pt"/>
    </style:style>
    <style:style style:name="P38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style:font-weight-complex="bold" fo:font-size="12pt" style:font-size-asian="12pt" style:font-size-complex="12pt"/>
    </style:style>
    <style:style style:name="P39" style:parent-style-name="Normal" style:family="paragraph">
      <style:paragraph-properties>
        <style:tab-stops>
          <style:tab-stop style:type="left" style:position="0.8027in"/>
        </style:tab-stops>
      </style:paragraph-properties>
    </style:style>
    <style:style style:name="T40" style:parent-style-name="Fuentedepárrafopredeter." style:family="text">
      <style:text-properties style:font-weight-complex="bold" fo:font-size="12pt" style:font-size-asian="12pt" style:font-size-complex="12pt"/>
    </style:style>
    <style:style style:name="T41" style:parent-style-name="Fuentedepárrafopredeter." style:family="text">
      <style:text-properties style:font-weight-complex="bold" fo:font-size="12pt" style:font-size-asian="12pt" style:font-size-complex="12pt"/>
    </style:style>
    <style:style style:name="T42" style:parent-style-name="Fuentedepárrafopredeter." style:family="text">
      <style:text-properties style:font-weight-complex="bold" fo:font-size="12pt" style:font-size-asian="12pt" style:font-size-complex="12pt"/>
    </style:style>
    <style:style style:name="P43" style:parent-style-name="Normal" style:family="paragraph">
      <style:paragraph-properties>
        <style:tab-stops>
          <style:tab-stop style:type="left" style:position="0.8027in"/>
        </style:tab-stops>
      </style:paragraph-properties>
    </style:style>
    <style:style style:name="T44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ES"/>
    </style:style>
    <style:style style:name="P45" style:parent-style-name="Normal" style:family="paragraph">
      <style:paragraph-properties>
        <style:tab-stops>
          <style:tab-stop style:type="left" style:position="0.8027in"/>
        </style:tab-stops>
      </style:paragraph-properties>
    </style:style>
    <style:style style:name="T4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47" style:parent-style-name="Fuentedepárrafopredeter." style:family="text">
      <style:text-properties style:font-weight-complex="bold" fo:font-size="12pt" style:font-size-asian="12pt" style:font-size-complex="12pt"/>
    </style:style>
    <style:style style:name="T48" style:parent-style-name="Fuentedepárrafopredeter." style:family="text">
      <style:text-properties style:font-weight-complex="bold" fo:font-size="12pt" style:font-size-asian="12pt" style:font-size-complex="12pt"/>
    </style:style>
    <style:style style:name="T49" style:parent-style-name="Fuentedepárrafopredeter." style:family="text">
      <style:text-properties style:font-weight-complex="bold" fo:font-size="12pt" style:font-size-asian="12pt" style:font-size-complex="12pt"/>
    </style:style>
    <style:style style:name="T50" style:parent-style-name="Fuentedepárrafopredeter." style:family="text">
      <style:text-properties style:font-weight-complex="bold" fo:font-size="12pt" style:font-size-asian="12pt" style:font-size-complex="12pt"/>
    </style:style>
    <style:style style:name="T51" style:parent-style-name="Fuentedepárrafopredeter." style:family="text">
      <style:text-properties style:font-weight-complex="bold" fo:font-size="12pt" style:font-size-asian="12pt" style:font-size-complex="12pt"/>
    </style:style>
    <style:style style:name="P52" style:parent-style-name="Normal" style:family="paragraph">
      <style:paragraph-properties>
        <style:tab-stops>
          <style:tab-stop style:type="left" style:position="0.8027in"/>
        </style:tab-stops>
      </style:paragraph-properties>
    </style:style>
    <style:style style:name="T53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54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5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56" style:parent-style-name="Fuentedepárrafopredeter." style:family="text">
      <style:text-properties style:font-weight-complex="bold" fo:font-size="12pt" style:font-size-asian="12pt" style:font-size-complex="12pt"/>
    </style:style>
    <style:style style:name="T57" style:parent-style-name="Fuentedepárrafopredeter." style:family="text">
      <style:text-properties style:font-weight-complex="bold" fo:font-size="12pt" style:font-size-asian="12pt" style:font-size-complex="12pt"/>
    </style:style>
    <style:style style:name="P58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style:font-weight-complex="bold" fo:font-size="12pt" style:font-size-asian="12pt" style:font-size-complex="12pt"/>
    </style:style>
    <style:style style:name="P59" style:parent-style-name="Normal" style:family="paragraph">
      <style:paragraph-properties>
        <style:tab-stops>
          <style:tab-stop style:type="left" style:position="0.8027in"/>
        </style:tab-stops>
      </style:paragraph-properties>
    </style:style>
    <style:style style:name="T60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61" style:parent-style-name="Fuentedepárrafopredeter." style:family="text">
      <style:text-properties style:font-weight-complex="bold" fo:font-size="12pt" style:font-size-asian="12pt" style:font-size-complex="12pt"/>
    </style:style>
    <style:style style:name="T62" style:parent-style-name="Fuentedepárrafopredeter." style:family="text">
      <style:text-properties style:font-weight-complex="bold" fo:font-size="12pt" style:font-size-asian="12pt" style:font-size-complex="12pt"/>
    </style:style>
    <style:style style:name="P63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style:font-weight-complex="bold" fo:font-size="12pt" style:font-size-asian="12pt" style:font-size-complex="12pt"/>
    </style:style>
    <style:style style:name="P64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style:font-weight-complex="bold" fo:font-size="12pt" style:font-size-asian="12pt" style:font-size-complex="12pt"/>
    </style:style>
    <style:style style:name="P65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style:font-weight-complex="bold" fo:font-size="12pt" style:font-size-asian="12pt" style:font-size-complex="12pt"/>
    </style:style>
    <style:style style:name="P66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style:font-weight-complex="bold" fo:font-size="12pt" style:font-size-asian="12pt" style:font-size-complex="12pt"/>
    </style:style>
    <style:style style:name="P67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style:font-weight-complex="bold" fo:font-size="12pt" style:font-size-asian="12pt" style:font-size-complex="12pt"/>
    </style:style>
    <style:style style:name="P68" style:parent-style-name="Normal" style:family="paragraph">
      <style:paragraph-properties>
        <style:tab-stops>
          <style:tab-stop style:type="left" style:position="0.8027in"/>
        </style:tab-stops>
      </style:paragraph-properties>
    </style:style>
    <style:style style:name="T6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70" style:parent-style-name="Fuentedepárrafopredeter." style:family="text">
      <style:text-properties style:font-weight-complex="bold" fo:font-size="12pt" style:font-size-asian="12pt" style:font-size-complex="12pt"/>
    </style:style>
    <style:style style:name="P71" style:parent-style-name="Normal" style:family="paragraph">
      <style:paragraph-properties>
        <style:tab-stops>
          <style:tab-stop style:type="left" style:position="0.8027in"/>
        </style:tab-stops>
      </style:paragraph-properties>
    </style:style>
    <style:style style:name="T72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73" style:parent-style-name="Fuentedepárrafopredeter." style:family="text">
      <style:text-properties style:font-weight-complex="bold" fo:font-size="12pt" style:font-size-asian="12pt" style:font-size-complex="12pt"/>
    </style:style>
    <style:style style:name="P74" style:parent-style-name="Normal" style:family="paragraph">
      <style:paragraph-properties>
        <style:tab-stops>
          <style:tab-stop style:type="left" style:position="0.8027in"/>
        </style:tab-stops>
      </style:paragraph-properties>
    </style:style>
    <style:style style:name="T7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76" style:parent-style-name="Fuentedepárrafopredeter." style:family="text">
      <style:text-properties style:font-weight-complex="bold" fo:font-size="12pt" style:font-size-asian="12pt" style:font-size-complex="12pt"/>
    </style:style>
    <style:style style:name="P77" style:parent-style-name="Normal" style:family="paragraph">
      <style:paragraph-properties>
        <style:tab-stops>
          <style:tab-stop style:type="left" style:position="0.8027in"/>
        </style:tab-stops>
      </style:paragraph-properties>
    </style:style>
    <style:style style:name="T78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79" style:parent-style-name="Fuentedepárrafopredeter." style:family="text">
      <style:text-properties style:font-weight-complex="bold" fo:font-size="12pt" style:font-size-asian="12pt" style:font-size-complex="12pt"/>
    </style:style>
    <style:style style:name="P80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style:font-weight-complex="bold" fo:font-size="12pt" style:font-size-asian="12pt" style:font-size-complex="12pt"/>
    </style:style>
    <style:style style:name="P81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style:font-weight-complex="bold" fo:font-size="12pt" style:font-size-asian="12pt" style:font-size-complex="12pt"/>
    </style:style>
    <style:style style:name="P82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83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style:font-weight-complex="bold" fo:font-size="12pt" style:font-size-asian="12pt" style:font-size-complex="12pt"/>
    </style:style>
    <style:style style:name="P84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style:font-weight-complex="bold" fo:font-size="12pt" style:font-size-asian="12pt" style:font-size-complex="12pt"/>
    </style:style>
    <style:style style:name="P85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style:font-weight-complex="bold" fo:font-size="12pt" style:font-size-asian="12pt" style:font-size-complex="12pt"/>
    </style:style>
    <style:style style:name="P86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style:font-weight-complex="bold" fo:font-size="12pt" style:font-size-asian="12pt" style:font-size-complex="12pt"/>
    </style:style>
    <style:style style:name="P87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style:font-weight-complex="bold" fo:font-size="12pt" style:font-size-asian="12pt" style:font-size-complex="12pt"/>
    </style:style>
    <style:style style:name="P88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style:font-weight-complex="bold" fo:font-size="12pt" style:font-size-asian="12pt" style:font-size-complex="12pt"/>
    </style:style>
    <style:style style:name="P89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style:font-weight-complex="bold" fo:font-size="12pt" style:font-size-asian="12pt" style:font-size-complex="12pt"/>
    </style:style>
    <style:style style:name="P90" style:parent-style-name="Normal" style:family="paragraph">
      <style:paragraph-properties>
        <style:tab-stops>
          <style:tab-stop style:type="left" style:position="0.8027in"/>
        </style:tab-stops>
      </style:paragraph-properties>
    </style:style>
    <style:style style:name="T9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92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P93" style:parent-style-name="Normal" style:family="paragraph">
      <style:paragraph-properties>
        <style:tab-stops>
          <style:tab-stop style:type="left" style:position="0.8027in"/>
        </style:tab-stops>
      </style:paragraph-properties>
      <style:text-properties fo:font-size="12pt" style:font-size-asian="12pt" style:font-size-complex="12pt" fo:language="es" fo:country="ES"/>
    </style:style>
  </office:automatic-styles>
  <office:body>
    <office:text text:use-soft-page-breaks="true">
      <text:p text:style-name="P1">Organismos internacionales:</text:p>
      <text:p text:style-name="Normal"><text:span text:style-name="T2">FMI:</text:span><text:span text:style-name="T3"><text:s/></text:span></text:p>
      <text:p text:style-name="P4">es una institución internacional que en la actualidad reúne a 189 países, y cuyo<text:s/>objetivo<text:s/><text:s/>es «fomentar la cooperación monetaria internacional; facilitar la expansión y el crecimiento equilibrado del comercio internacional.</text:p>
      <text:p text:style-name="Normal"><text:span text:style-name="T5">BANCO MUNDIAL:</text:span><text:span text:style-name="T6"><text:s/></text:span></text:p>
      <text:p text:style-name="P7"><text:s/>es<text:s/>una organización internacional especializada en finanzas que depende de las Naciones Unidas. Se define como una fuente de asistencia financiera y técnica para los llamados países en<text:s/>desarrollo.<text:s/>​ ​ Su propósito declarado es reducir la pobreza mediante préstamos de bajo interés, créditos sin intereses a nivel bancario y apoyos económicos a las naciones en desarrollo</text:p>
      <text:p text:style-name="P8">LA ONU</text:p>
      <text:p text:style-name="P9"><text:s/>es<text:s/>una organización internacional formada por 192 países independientes. Estos se reúnen libremente para trabajar juntos en favor de la paz y la seguridad de los pueblos, así como para luchar contra la pobreza y la injusticia en el mundo.</text:p>
      <text:p text:style-name="P10">Organización de Estados Americanos<text:s/>–<text:s/>OEA</text:p>
      <text:p text:style-name="P11">es una organización internacional panamericanista de ámbito regional y continental creada el 30 de abril de 1948, con el objetivo de ser un foro político para la toma de decisiones, el diálogo multilateral y la integración de América.</text:p>
      <text:p text:style-name="P12">UNIDROID</text:p>
      <text:p text:style-name="P13">El objeto básico de UNIDROIT es la preparación de reglas modernas y, si fuera el caso, armonizadas de Derecho Privado entendidas en un sentido amplio.</text:p>
      <text:p text:style-name="P14">Cámara de Comercio Internacional de París<text:s/>–<text:s/>CCI</text:p>
      <text:p text:style-name="P15">es una organización que se encarga de brindar protección a las empresas de los diferentes países del mundo en lo que se refiere a las operaciones comerciales</text:p>
      <text:p text:style-name="P16">ICOTERMS</text:p>
      <text:p text:style-name="P17"><text:span text:style-name="T18">Los Incoterms son un conjunto de reglas internacionales, regidos por la Cámara de Comercio Internacional</text:span></text:p>
      <text:p text:style-name="P19">……….</text:p>
      <text:p text:style-name="P20">ACUERDO DE INTEGRACION:</text:p>
      <text:p text:style-name="P21">Omc:<text:s/>es la única organización internacional que se ocupa de las normas que rigen el comercio entre los países. que han sido negociados y firmados por la gran mayoría de los países que participan en el comercio mundial. El objetivo es ayudar a los productores de bienes y servicios, los exportadores y los importadores a llevar adelante sus actividades.</text:p>
      <text:p text:style-name="P22">Principios de la omc</text:p>
      <text:list text:style-name="LFO1" text:continue-numbering="true">
        <text:list-item>
          <text:p text:style-name="P23">Trato de la nación más favorecida</text:p>
        </text:list-item>
        <text:list-item>
          <text:p text:style-name="P24">Trato Nacional</text:p>
        </text:list-item>
        <text:list-item>
          <text:p text:style-name="P25"><text:s/>Fomento de la competencia leal</text:p>
        </text:list-item>
        <text:list-item>
          <text:p text:style-name="P26">Transparencia</text:p>
        </text:list-item>
      </text:list>
      <text:p text:style-name="P27">TLC</text:p>
      <text:p text:style-name="P28">Es un acuerdo vinculante entre dos o más países para la reducción o en otros casos la eliminación arancelaria se negocia en base a bienes y servicio y la propiedad intelectual generando la competencia en el mercado extranjero.</text:p>
      <text:p text:style-name="P29">Caso de derecho peruano:</text:p>
      <text:p text:style-name="P30">La Constitución otorga a los tratados el carácter de normas con rango de ley, situándolos al mismo nivel que las normas legales de derecho interno.</text:p>
      <text:p text:style-name="P31"><text:s/>CAN<text:s/></text:p>
      <text:p text:style-name="P32">Actualmente, la Comunidad Andina de Naciones (antiguo Acuerdo de Cartagena) está integrada por Bolivia, Colombia, Ecuador y Perú y por los órganos e instituciones del Sistema Andino de Integración.</text:p>
      <text:p text:style-name="P33">Medios de Solución de Controversias</text:p>
      <text:p text:style-name="P34">Existen dos<text:s/>tipos de mecanismos de solución de conflictos:</text:p>
      <text:p text:style-name="P35"><text:span text:style-name="T36">Mecanismos auto-compositivos</text:span></text:p>
      <text:p text:style-name="P37">Negociación:<text:s/>comunicación entre las partes es directa y sin intervención de terceros</text:p>
      <text:p text:style-name="P38">Mediación:<text:s/>las partes reconocen que se hace necesario un tercero que pueda facilitar la comunicación entre ellas</text:p>
      <text:p text:style-name="P39"><text:span text:style-name="T40">Conciliación</text:span><text:span text:style-name="T41">:</text:span><text:s/><text:span text:style-name="T42">El conciliador, quien no solo facilita la comunicación de las partes, sino también se encarga de proponer alternativas de solución</text:span></text:p>
      <text:p text:style-name="P43"><text:span text:style-name="T44">Mecanismos Hetero-compositivos</text:span></text:p>
      <text:p text:style-name="P45"><text:span text:style-name="T46">El arbitraje</text:span><text:span text:style-name="T47">:<text:s/></text:span><text:span text:style-name="T48"><text:s/></text:span><text:span text:style-name="T49">Es el proceso por el cual se involucra a un ajeno a las partes para que decida el conflicto</text:span><text:span text:style-name="T50"><text:s/></text:span><text:span text:style-name="T51">Las partes pierden el poder y la facultad de decidir sobre el conflicto</text:span></text:p>
      <text:p text:style-name="P52"><text:span text:style-name="T53">Proceso<text:s/></text:span><text:span text:style-name="T54">judicial</text:span><text:span text:style-name="T55">:</text:span><text:s/><text:span text:style-name="T56">Las partes someten el conflicto a la consideración de un juez. La decisión del juez debe ser cumplida obligatoriamente por las partes</text:span><text:span text:style-name="T57">.</text:span></text:p>
      <text:p text:style-name="P58">EL CIADI vela por el inversionista extranjero</text:p>
      <text:p text:style-name="P59"><text:span text:style-name="T60">La convención de Viena</text:span><text:span text:style-name="T61"><text:s/>La</text:span><text:span text:style-name="T62"><text:s/>Convención ha sido publicada en sus seis idiomas oficiales: árabe, chino, español, inglés, francés y ruso, de tal suerte que bastaría la cita en cualquiera de dichos idiomas, para que esta sea considerada válida en toda su extensión</text:span></text:p>
      <text:p text:style-name="P63">La Convención ha sido publicada en sus seis idiomas oficiales: árabe, chino, español, inglés, francés y ruso, de tal suerte que bastaría la cita en cualquiera de dichos idiomas, para que esta sea considerada válida en toda su extensión</text:p>
      <text:p text:style-name="P64">Forma del contrato. - no es necesario que el contrato se formule por escrito</text:p>
      <text:p text:style-name="P65">Prueba de la existencia del contrato. - el contrato de compraventa puede probarse por cualquier medio, incluso por testigos</text:p>
      <text:p text:style-name="P66">Modificación de los términos del contrato después de concluido</text:p>
      <text:p text:style-name="P67">Faces de una compra venta internacional</text:p>
      <text:p text:style-name="P68"><text:span text:style-name="T69">La iniciación</text:span><text:span text:style-name="T70">.- en esta etapa el importador efectúa la búsqueda del proveedor</text:span></text:p>
      <text:p text:style-name="P71"><text:span text:style-name="T72">La negociación</text:span><text:span text:style-name="T73">.- una vez recibida la oferta el importador/comprador tiene conocimiento de las condiciones del vendedor, y si desea llegar a concretar un acuerdo</text:span></text:p>
      <text:p text:style-name="P74"><text:span text:style-name="T75">El perfeccionamiento.-<text:s/></text:span><text:span text:style-name="T76">el acuerdo de las partes se perfecciona con la Orden de Compra</text:span></text:p>
      <text:p text:style-name="P77"><text:span text:style-name="T78">La implementación</text:span><text:span text:style-name="T79">.- en esta etapa se expiden los documentos financieros y/o comerciales y en la que, además</text:span></text:p>
      <text:p text:style-name="P80">El transportista es sujeto de una serie de obligaciones aduaneras, poniendo de relieve las siguientes</text:p>
      <text:p text:style-name="P81">……</text:p>
      <text:p text:style-name="P82">Contrato de Seguro</text:p>
      <text:p text:style-name="P83">Cobertura.- es la relación de riesgos contra los que queda cubierto el asegurado.<text:s/></text:p>
      <text:p text:style-name="P84">Franquicia.- es una condición establecida a favor del asegurador, sea para reclamar la indemnización o respecto de la cuantía de la misma.<text:s/></text:p>
      <text:p text:style-name="P85">Sobreprima: es una prima adicional que se abona para cubrir riesgos excluidos (embalaje inadecuado, huelgas, etc.)<text:s/></text:p>
      <text:p text:style-name="P86">Extorno.- es la parte de la prima que el asegurador devuelve al asegurado por haberse modificado alguna de las condiciones de la póliza en el sentido de una disminución del riesgo.<text:s/></text:p>
      <text:p text:style-name="P87">Seguro puerta a puerta.- cubre la mercancía desde que sale del local del exportador hasta el local del importador.<text:s/></text:p>
      <text:p text:style-name="P88">Reaseguro.- es el seguro que el asegurador toma con la compañía reaseguradora.</text:p>
      <text:p text:style-name="P89">Coaseguro.- es el contrato entre el asegurado y varios aseguradores que asumen directamente riesgos sobre partes determinadas. Se utiliza para grandes valores.</text:p>
      <text:p text:style-name="P90"><text:span text:style-name="T91">Medidas de Defensa Comercial</text:span><text:span text:style-name="T92"><text:s/>salvaguardias dumping antidumping derechos compensatorios</text:span></text:p>
      <text:p text:style-name="P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P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lio cesar pillaca pariona</meta:initial-creator>
    <dc:creator>julio cesar pillaca pariona</dc:creator>
    <meta:creation-date>2017-07-19T04:07:00Z</meta:creation-date>
    <dc:date>2017-07-19T05:33:00Z</dc:date>
    <meta:print-date>2017-07-19T05:31:00Z</meta:print-date>
    <meta:template xlink:href="Normal" xlink:type="simple"/>
    <meta:editing-cycles>2</meta:editing-cycles>
    <meta:editing-duration>PT5100S</meta:editing-duration>
    <meta:document-statistic meta:page-count="1" meta:paragraph-count="11" meta:word-count="915" meta:character-count="5940" meta:row-count="41" meta:non-whitespace-character-count="5036"/>
  </office:meta>
</office:document-meta>
</file>